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C000001C38FCA676345C0C6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7.251cm" svg:height="11.933cm" draw:z-index="0"><draw:image xlink:href="Pictures/100000000000028C000001C38FCA676345C0C6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19T03:14:05.165000000</dc:date>
    <meta:editing-duration>PT49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